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b2204" draw:textarea-horizontal-align="justify" draw:textarea-vertical-align="middle" draw:auto-grow-height="false" fo:min-height="0.374cm" fo:min-width="1.767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06cm" fo:min-width="1.522cm" draw:shadow-offset-x="0.203cm" draw:shadow-offset-y="0.203cm"/>
    </style:style>
    <style:style style:name="gr3" style:family="graphic" style:parent-style-name="standard">
      <style:graphic-properties draw:stroke="none" draw:fill="solid" draw:fill-color="#fff5ce" draw:textarea-horizontal-align="justify" draw:textarea-vertical-align="middle" draw:auto-grow-height="false" fo:min-height="2.849cm" fo:min-width="2.466cm"/>
    </style:style>
    <style:style style:name="gr4" style:family="graphic" style:parent-style-name="standard">
      <style:graphic-properties draw:stroke="none" draw:fill="solid" draw:fill-color="#fff5ce" draw:textarea-horizontal-align="justify" draw:textarea-vertical-align="middle" draw:auto-grow-height="false" fo:min-height="0.172cm" fo:min-width="1.001cm"/>
    </style:style>
    <style:style style:name="gr5" style:family="graphic" style:parent-style-name="standard">
      <style:graphic-properties draw:stroke="none" draw:fill="solid" draw:fill-color="#50938a" draw:textarea-horizontal-align="justify" draw:textarea-vertical-align="middle" draw:auto-grow-height="false" fo:min-height="2.664cm" fo:min-width="2.466cm"/>
    </style:style>
    <style:style style:name="gr6" style:family="graphic" style:parent-style-name="standard">
      <style:graphic-properties draw:textarea-horizontal-align="justify" draw:textarea-vertical-align="middle" draw:auto-grow-height="false" fo:min-height="0.896cm" fo:min-width="0.241cm"/>
    </style:style>
    <style:style style:name="gr7" style:family="graphic" style:parent-style-name="standard">
      <style:graphic-properties draw:textarea-horizontal-align="justify" draw:textarea-vertical-align="middle" draw:auto-grow-height="false" fo:min-height="0.322cm" fo:min-width="0.308cm"/>
    </style:style>
    <style:style style:name="gr8" style:family="graphic" style:parent-style-name="standard">
      <style:graphic-properties draw:textarea-horizontal-align="justify" draw:textarea-vertical-align="middle" draw:auto-grow-height="false" fo:min-height="0.322cm" fo:min-width="0.242cm"/>
    </style:style>
    <style:style style:name="gr9" style:family="graphic" style:parent-style-name="standard">
      <style:graphic-properties draw:textarea-horizontal-align="justify" draw:textarea-vertical-align="middle" draw:auto-grow-height="false" fo:min-height="0.026cm" fo:min-width="0.01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22cm" fo:min-width="0.308cm"/>
      <style:paragraph-properties style:writing-mode="lr-tb"/>
    </style:style>
    <style:style style:name="gr11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896cm" fo:min-width="0.241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322cm" fo:min-width="0.308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322cm" fo:min-width="0.242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026cm" fo:min-width="0.01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322cm" fo:min-width="0.308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none" draw:fill="solid" draw:fill-color="#50938a" draw:textarea-horizontal-align="justify" draw:textarea-vertical-align="middle" draw:auto-grow-height="false" fo:min-height="0.178cm" fo:min-width="1.051cm"/>
    </style:style>
    <style:style style:name="gr17" style:family="graphic" style:parent-style-name="standard">
      <style:graphic-properties draw:stroke="none" draw:fill="solid" draw:fill-color="#ff972f" draw:textarea-horizontal-align="justify" draw:textarea-vertical-align="middle" draw:auto-grow-height="false" fo:min-height="2.664cm" fo:min-width="2.466cm"/>
    </style:style>
    <style:style style:name="gr18" style:family="graphic" style:parent-style-name="standard">
      <style:graphic-properties draw:stroke="none" draw:fill="solid" draw:fill-color="#ff972f" draw:textarea-horizontal-align="justify" draw:textarea-vertical-align="middle" draw:auto-grow-height="false" fo:min-height="0.178cm" fo:min-width="1.051cm"/>
    </style:style>
    <style:style style:name="gr19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.664cm" fo:min-width="2.466cm"/>
    </style:style>
    <style:style style:name="gr20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0.178cm" fo:min-width="1.051cm"/>
    </style:style>
    <style:style style:name="gr21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846cm" fo:min-width="0.191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272cm" fo:min-width="0.258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272cm" fo:min-width="0.192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272cm" fo:min-width="0.258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71cm" fo:min-width="3.696cm"/>
    </style:style>
    <style:style style:name="gr27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.846cm" fo:min-width="0.191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.272cm" fo:min-width="0.258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.272cm" fo:min-width="0.192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.272cm" fo:min-width="0.258cm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stroke="none" draw:fill="solid" draw:fill-color="#be480a" draw:textarea-horizontal-align="justify" draw:textarea-vertical-align="middle" draw:auto-grow-height="false" fo:min-height="2.664cm" fo:min-width="2.466cm"/>
    </style:style>
    <style:style style:name="gr33" style:family="graphic" style:parent-style-name="standard">
      <style:graphic-properties draw:stroke="none" draw:fill="solid" draw:fill-color="#be480a" draw:textarea-horizontal-align="justify" draw:textarea-vertical-align="middle" draw:auto-grow-height="false" fo:min-height="0.178cm" fo:min-width="1.051cm"/>
    </style:style>
    <style:style style:name="gr34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.846cm" fo:min-width="0.191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.272cm" fo:min-width="0.258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.272cm" fo:min-width="0.192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.272cm" fo:min-width="0.258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>
      <style:graphic-properties draw:stroke="none" draw:fill="solid" draw:fill-color="#28471f" draw:textarea-horizontal-align="justify" draw:textarea-vertical-align="middle" draw:auto-grow-height="false" fo:min-height="2.664cm" fo:min-width="2.466cm"/>
    </style:style>
    <style:style style:name="gr40" style:family="graphic" style:parent-style-name="standard">
      <style:graphic-properties draw:stroke="none" draw:fill="solid" draw:fill-color="#28471f" draw:textarea-horizontal-align="justify" draw:textarea-vertical-align="middle" draw:auto-grow-height="false" fo:min-height="0.178cm" fo:min-width="1.051cm"/>
    </style:style>
    <style:style style:name="gr41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.846cm" fo:min-width="0.191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.272cm" fo:min-width="0.258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.272cm" fo:min-width="0.192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.272cm" fo:min-width="0.258cm" fo:padding-top="0.15cm" fo:padding-bottom="0.15cm" fo:padding-left="0.275cm" fo:padding-right="0.275cm"/>
      <style:paragraph-properties style:writing-mode="lr-tb"/>
    </style:style>
    <style:style style:name="gr46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846cm" fo:min-width="0.191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272cm" fo:min-width="0.25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272cm" fo:min-width="0.192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0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272cm" fo:min-width="0.258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4b2204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5ce"/>
      <style:paragraph-properties fo:text-align="center"/>
    </style:style>
    <style:style style:name="P4" style:family="paragraph">
      <loext:graphic-properties draw:fill="solid" draw:fill-color="#50938a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b66c"/>
      <style:paragraph-properties fo:text-align="center"/>
    </style:style>
    <style:style style:name="P7" style:family="paragraph">
      <loext:graphic-properties draw:fill="solid" draw:fill-color="#ff972f"/>
      <style:paragraph-properties fo:text-align="center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loext:graphic-properties draw:fill="solid" draw:fill-color="#ffbf00"/>
      <style:paragraph-properties fo:text-align="center"/>
    </style:style>
    <style:style style:name="P10" style:family="paragraph">
      <loext:graphic-properties draw:fill="solid" draw:fill-color="#d4ea6b"/>
      <style:paragraph-properties fo:text-align="center"/>
    </style:style>
    <style:style style:name="P11" style:family="paragraph">
      <loext:graphic-properties draw:fill="solid" draw:fill-color="#be480a"/>
      <style:paragraph-properties fo:text-align="center"/>
    </style:style>
    <style:style style:name="P12" style:family="paragraph">
      <loext:graphic-properties draw:fill="solid" draw:fill-color="#e6e905"/>
      <style:paragraph-properties fo:text-align="center"/>
    </style:style>
    <style:style style:name="P13" style:family="paragraph">
      <loext:graphic-properties draw:fill="solid" draw:fill-color="#28471f"/>
      <style:paragraph-properties fo:text-align="center"/>
    </style:style>
    <style:style style:name="P14" style:family="paragraph">
      <loext:graphic-properties draw:fill="solid" draw:fill-color="#ffd8c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533cm" svg:height="1.869cm" svg:x="2.377cm" svg:y="2.91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4.044cm" svg:height="1.668cm" svg:x="2.613cm" svg:y="3.11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" draw:layer="layout" svg:width="2.966cm" svg:height="3.099cm" svg:x="3.135cm" svg:y="4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01cm" svg:height="1.266cm" svg:x="3.135cm" svg:y="3.0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4.533cm" svg:height="1.869cm" svg:x="16.684cm" svg:y="2.73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4.044cm" svg:height="1.668cm" svg:x="16.92cm" svg:y="2.93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4" draw:layer="layout" svg:width="2.966cm" svg:height="2.914cm" svg:x="17.442cm" svg:y="4.1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41cm" svg:height="1.146cm" svg:x="4.837cm" svg:y="6.2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808cm" svg:height="0.572cm" svg:x="4.736cm" svg:y="4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742cm" svg:height="0.572cm" svg:x="3.472cm" svg:y="6.2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725cm" svg:height="0.388cm" svg:x="4.281cm" svg:y="3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08cm" svg:height="0.572cm" svg:x="3.472cm" svg:y="4.8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741cm" svg:height="1.146cm" svg:x="25.565cm" svg:y="13.9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808cm" svg:height="0.572cm" svg:x="25.464cm" svg:y="12.6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42cm" svg:height="0.572cm" svg:x="24.2cm" svg:y="13.9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25cm" svg:height="0.388cm" svg:x="25.009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808cm" svg:height="0.572cm" svg:x="24.2cm" svg:y="12.6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101cm" svg:height="1.283cm" svg:x="17.375cm" svg:y="2.9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4.533cm" svg:height="1.869cm" svg:x="8.425cm" svg:y="2.98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4.044cm" svg:height="1.668cm" svg:x="8.661cm" svg:y="3.18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7" draw:text-style-name="P7" draw:layer="layout" svg:width="2.966cm" svg:height="2.914cm" svg:x="9.183cm" svg:y="4.4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101cm" svg:height="1.283cm" svg:x="9.116cm" svg:y="3.1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4.533cm" svg:height="1.869cm" svg:x="23.659cm" svg:y="2.78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4.044cm" svg:height="1.668cm" svg:x="23.895cm" svg:y="2.98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9" draw:text-style-name="P8" draw:layer="layout" svg:width="2.966cm" svg:height="2.914cm" svg:x="24.417cm" svg:y="4.2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3.101cm" svg:height="1.283cm" svg:x="24.35cm" svg:y="2.9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0.741cm" svg:height="1.146cm" svg:x="25.565cm" svg:y="13.9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808cm" svg:height="0.572cm" svg:x="25.464cm" svg:y="12.6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42cm" svg:height="0.572cm" svg:x="24.2cm" svg:y="13.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25cm" svg:height="0.388cm" svg:x="25.009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808cm" svg:height="0.572cm" svg:x="24.2cm" svg:y="12.6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741cm" svg:height="1.146cm" svg:x="10.954cm" svg:y="6.1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808cm" svg:height="0.572cm" svg:x="10.853cm" svg:y="4.8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42cm" svg:height="0.572cm" svg:x="9.589cm" svg:y="6.1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25cm" svg:height="0.388cm" svg:x="10.398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808cm" svg:height="0.572cm" svg:x="9.589cm" svg:y="4.8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741cm" svg:height="1.146cm" svg:x="10.954cm" svg:y="6.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808cm" svg:height="0.572cm" svg:x="10.853cm" svg:y="4.85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42cm" svg:height="0.572cm" svg:x="9.589cm" svg:y="6.1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25cm" svg:height="0.388cm" svg:x="10.398cm" svg:y="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808cm" svg:height="0.572cm" svg:x="9.589cm" svg:y="4.8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196cm" svg:height="0.421cm" svg:x="8.595cm" svg:y="7.2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741cm" svg:height="1.146cm" svg:x="19.212cm" svg:y="5.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808cm" svg:height="0.572cm" svg:x="19.111cm" svg:y="4.6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0.742cm" svg:height="0.572cm" svg:x="17.847cm" svg:y="5.96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725cm" svg:height="0.388cm" svg:x="18.656cm" svg:y="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808cm" svg:height="0.572cm" svg:x="17.847cm" svg:y="4.6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741cm" svg:height="1.146cm" svg:x="19.212cm" svg:y="5.95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808cm" svg:height="0.572cm" svg:x="19.111cm" svg:y="4.6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0.742cm" svg:height="0.572cm" svg:x="17.847cm" svg:y="5.96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725cm" svg:height="0.388cm" svg:x="18.656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808cm" svg:height="0.572cm" svg:x="17.847cm" svg:y="4.62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4.533cm" svg:height="1.869cm" svg:x="2.02cm" svg:y="10.85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4.044cm" svg:height="1.668cm" svg:x="2.256cm" svg:y="11.05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2" draw:text-style-name="P11" draw:layer="layout" svg:width="2.966cm" svg:height="2.914cm" svg:x="2.778cm" svg:y="12.2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101cm" svg:height="1.283cm" svg:x="2.711cm" svg:y="11.0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2" draw:layer="layout" svg:width="0.741cm" svg:height="1.146cm" svg:x="26.256cm" svg:y="6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808cm" svg:height="0.572cm" svg:x="26.155cm" svg:y="4.68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742cm" svg:height="0.572cm" svg:x="24.891cm" svg:y="6.0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25cm" svg:height="0.388cm" svg:x="25.7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808cm" svg:height="0.572cm" svg:x="24.891cm" svg:y="4.6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741cm" svg:height="1.146cm" svg:x="26.256cm" svg:y="6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808cm" svg:height="0.572cm" svg:x="26.155cm" svg:y="4.6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742cm" svg:height="0.572cm" svg:x="24.891cm" svg:y="6.01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25cm" svg:height="0.388cm" svg:x="25.7cm" svg:y="3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808cm" svg:height="0.572cm" svg:x="24.891cm" svg:y="4.672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4.533cm" svg:height="1.869cm" svg:x="8.761cm" svg:y="10.85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4.044cm" svg:height="1.668cm" svg:x="8.997cm" svg:y="11.05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13" draw:layer="layout" svg:width="2.966cm" svg:height="2.914cm" svg:x="9.519cm" svg:y="12.2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101cm" svg:height="1.283cm" svg:x="9.452cm" svg:y="11.0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4" draw:layer="layout" svg:width="0.741cm" svg:height="1.146cm" svg:x="4.566cm" svg:y="14.05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808cm" svg:height="0.572cm" svg:x="4.465cm" svg:y="12.74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0.742cm" svg:height="0.572cm" svg:x="3.201cm" svg:y="14.0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725cm" svg:height="0.388cm" svg:x="4.01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0.808cm" svg:height="0.572cm" svg:x="3.201cm" svg:y="12.72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741cm" svg:height="1.146cm" svg:x="4.566cm" svg:y="14.0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808cm" svg:height="0.572cm" svg:x="4.465cm" svg:y="12.74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0.742cm" svg:height="0.572cm" svg:x="3.201cm" svg:y="14.0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725cm" svg:height="0.388cm" svg:x="4.01cm" svg:y="11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0.808cm" svg:height="0.572cm" svg:x="3.201cm" svg:y="12.72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741cm" svg:height="1.146cm" svg:x="25.565cm" svg:y="13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808cm" svg:height="0.572cm" svg:x="25.464cm" svg:y="12.65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0.742cm" svg:height="0.572cm" svg:x="24.2cm" svg:y="13.98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0.725cm" svg:height="0.388cm" svg:x="25.009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0.808cm" svg:height="0.572cm" svg:x="24.2cm" svg:y="12.64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741cm" svg:height="1.146cm" svg:x="25.565cm" svg:y="13.97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808cm" svg:height="0.572cm" svg:x="25.464cm" svg:y="12.65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0.742cm" svg:height="0.572cm" svg:x="24.2cm" svg:y="13.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0.725cm" svg:height="0.388cm" svg:x="25.009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0.808cm" svg:height="0.572cm" svg:x="24.2cm" svg:y="12.643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4.533cm" svg:height="1.869cm" svg:x="15.148cm" svg:y="10.92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4.044cm" svg:height="1.668cm" svg:x="15.384cm" svg:y="11.12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13" draw:layer="layout" svg:width="2.966cm" svg:height="2.914cm" svg:x="15.906cm" svg:y="12.3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101cm" svg:height="1.283cm" svg:x="15.839cm" svg:y="11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6" draw:layer="layout" svg:width="0.741cm" svg:height="1.146cm" svg:x="11.342cm" svg:y="14.05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808cm" svg:height="0.572cm" svg:x="11.241cm" svg:y="12.74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0.742cm" svg:height="0.572cm" svg:x="9.977cm" svg:y="14.07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0.725cm" svg:height="0.388cm" svg:x="10.786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0.808cm" svg:height="0.572cm" svg:x="9.977cm" svg:y="12.72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741cm" svg:height="1.146cm" svg:x="11.342cm" svg:y="14.05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808cm" svg:height="0.572cm" svg:x="11.241cm" svg:y="12.74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0.742cm" svg:height="0.572cm" svg:x="9.977cm" svg:y="14.0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0.725cm" svg:height="0.388cm" svg:x="10.786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0.808cm" svg:height="0.572cm" svg:x="9.977cm" svg:y="12.72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741cm" svg:height="1.146cm" svg:x="11.342cm" svg:y="14.05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808cm" svg:height="0.572cm" svg:x="11.241cm" svg:y="12.74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0.742cm" svg:height="0.572cm" svg:x="9.977cm" svg:y="14.07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0.725cm" svg:height="0.388cm" svg:x="10.786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0.808cm" svg:height="0.572cm" svg:x="9.977cm" svg:y="12.72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741cm" svg:height="1.146cm" svg:x="11.342cm" svg:y="14.05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808cm" svg:height="0.572cm" svg:x="11.241cm" svg:y="12.74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0.742cm" svg:height="0.572cm" svg:x="9.977cm" svg:y="14.0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0.725cm" svg:height="0.388cm" svg:x="10.786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0.808cm" svg:height="0.572cm" svg:x="9.977cm" svg:y="12.7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196cm" svg:height="0.421cm" svg:x="17.055cm" svg:y="7.0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196cm" svg:height="0.421cm" svg:x="23.897cm" svg:y="7.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196cm" svg:height="0.421cm" svg:x="1.972cm" svg:y="15.2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196cm" svg:height="0.421cm" svg:x="8.747cm" svg:y="15.1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6:50:49.457413712</meta:creation-date>
    <dc:date>2020-11-18T07:30:03.622445986</dc:date>
    <meta:editing-duration>PT8M29S</meta:editing-duration>
    <meta:editing-cycles>1</meta:editing-cycles>
    <meta:document-statistic meta:object-count="125"/>
    <meta:generator>LibreOffice/6.4.6.2$Linux_X86_64 LibreOffice_project/40$Build-2</meta:generator>
  </office:meta>
</office:document-meta>
</file>